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 svg:font-family="arial, verdana, sans-serif"/>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ing_20_2">
      <style:text-properties fo:font-variant="normal" fo:text-transform="none" fo:color="#363842" style:font-name="arial" fo:letter-spacing="normal" fo:font-style="normal" fo:font-weight="normal"/>
    </style:style>
    <style:style style:name="P2" style:family="paragraph" style:parent-style-name="Heading_20_2">
      <style:text-properties fo:font-variant="normal" fo:text-transform="none" fo:color="#363842" style:font-name="arial" fo:font-size="12pt" fo:letter-spacing="normal" fo:font-style="normal" fo:font-weight="normal" style:font-size-asian="12pt" style:font-size-complex="12pt"/>
    </style:style>
    <style:style style:name="P3" style:family="paragraph" style:parent-style-name="Heading_20_2">
      <style:paragraph-properties fo:margin-top="0.423cm" fo:margin-bottom="0.212cm" fo:keep-with-next="always"/>
      <style:text-properties fo:font-variant="normal" fo:text-transform="none" fo:color="#363842" style:font-name="arial" fo:font-size="12pt" fo:letter-spacing="normal" fo:font-style="normal" fo:font-weight="normal" style:font-size-asian="12pt" style:font-size-complex="12pt"/>
    </style:style>
    <style:style style:name="P4" style:family="paragraph" style:parent-style-name="Heading_20_2">
      <style:paragraph-properties fo:margin-top="0.423cm" fo:margin-bottom="0.212cm" fo:text-align="center" style:justify-single-word="false" fo:keep-with-next="always"/>
      <style:text-properties fo:font-variant="normal" fo:text-transform="none" fo:color="#363842" style:font-name="arial" fo:font-size="12pt" fo:letter-spacing="normal" fo:font-style="normal" fo:font-weight="normal" style:font-size-asian="12pt" style:font-size-complex="12pt"/>
    </style:style>
    <style:style style:name="P5" style:family="paragraph" style:parent-style-name="Heading_20_2">
      <style:paragraph-properties fo:margin-top="0.423cm" fo:margin-bottom="0.212cm" fo:text-align="center" style:justify-single-word="false" fo:keep-with-next="always"/>
      <style:text-properties style:font-name="arial" fo:font-weight="normal"/>
    </style:style>
    <style:style style:name="P6" style:family="paragraph" style:parent-style-name="Standard">
      <style:text-properties fo:font-size="12pt" style:font-size-asian="12pt" style:font-size-complex="12pt"/>
    </style:style>
    <style:style style:name="P7" style:family="paragraph" style:parent-style-name="Table_20_Contents">
      <style:text-properties fo:font-size="2pt" style:font-size-asian="2pt" style:font-size-complex="2pt"/>
    </style:style>
    <style:style style:name="P8" style:family="paragraph" style:parent-style-name="Table_20_Contents">
      <style:paragraph-properties fo:padding="0cm" fo:border="none"/>
    </style:style>
    <style:style style:name="P9" style:family="paragraph" style:parent-style-name="Table_20_Contents">
      <style:paragraph-properties fo:padding="0cm" fo:border="none"/>
      <style:text-properties fo:font-variant="normal" fo:text-transform="none" style:text-line-through-style="none" style:text-underline-style="none" style:text-blinking="false"/>
    </style:style>
    <style:style style:name="P10" style:family="paragraph" style:parent-style-name="Table_20_Contents">
      <style:paragraph-properties fo:padding="0cm" fo:border="none"/>
      <style:text-properties fo:font-size="12pt" style:font-size-asian="12pt" style:font-size-complex="12pt"/>
    </style:style>
    <style:style style:name="P11" style:family="paragraph" style:parent-style-name="Text_20_body">
      <style:paragraph-properties fo:margin-left="0cm" fo:margin-right="0cm" fo:margin-top="0cm" fo:margin-bottom="0.212cm" fo:orphans="2" fo:widows="2" fo:text-indent="0cm" style:auto-text-indent="false" fo:padding="0cm" fo:border="none"/>
    </style:style>
    <style:style style:name="T1" style:family="text">
      <style:text-properties fo:font-variant="normal" fo:text-transform="none" fo:color="#e33729" style:text-line-through-style="none" fo:font-size="8.60000038146973pt" fo:font-style="normal" style:text-underline-style="none" fo:font-weight="bold" style:text-blinking="false"/>
    </style:style>
    <style:style style:name="T2" style:family="text">
      <style:text-properties fo:font-variant="normal" fo:text-transform="none" fo:color="#e33729" style:text-line-through-style="none" fo:font-size="8.60000038146973pt" fo:font-style="normal" style:text-underline-style="solid" style:text-underline-width="auto" style:text-underline-color="font-color" fo:font-weight="bold" style:text-blinking="false"/>
    </style:style>
    <style:style style:name="T3" style:family="text">
      <style:text-properties fo:font-variant="normal" fo:text-transform="none" fo:color="#e33729" style:text-line-through-style="none" fo:font-style="normal" style:text-underline-style="none" fo:font-weight="bold" style:text-blinking="false"/>
    </style:style>
    <style:style style:name="T4" style:family="text">
      <style:text-properties fo:font-variant="normal" fo:text-transform="none" fo:color="#e33729" style:text-line-through-style="none" fo:font-size="12pt" fo:font-style="normal" style:text-underline-style="none" fo:font-weight="bold" style:text-blinking="false" style:font-size-asian="12pt" style:font-size-complex="12pt"/>
    </style:style>
    <style:style style:name="T5" style:family="text">
      <style:text-properties fo:font-variant="normal" fo:text-transform="none" fo:color="#e33729" style:text-line-through-style="none" style:font-name="arial" fo:font-size="7.94999980926514pt" fo:letter-spacing="normal" fo:font-style="normal" style:text-underline-style="none" fo:font-weight="normal" style:text-blinking="false"/>
    </style:style>
    <style:style style:name="T6" style:family="text">
      <style:text-properties fo:font-variant="normal" fo:text-transform="none" fo:color="#e33729" style:text-line-through-style="none" style:font-name="arial" fo:font-size="7.94999980926514pt" fo:letter-spacing="normal" fo:font-style="normal" style:text-underline-style="none" fo:font-weight="bold" style:text-blinking="false" style:font-weight-asian="bold" style:font-weight-complex="bold"/>
    </style:style>
    <style:style style:name="T7" style:family="text">
      <style:text-properties fo:font-variant="normal" fo:text-transform="none" style:text-line-through-style="none" fo:font-size="7.94999980926514pt" fo:font-style="normal" style:text-underline-style="none" fo:font-weight="normal" style:text-blinking="false"/>
    </style:style>
    <style:style style:name="T8" style:family="text">
      <style:text-properties fo:font-variant="normal" fo:text-transform="none" style:text-line-through-style="none" fo:font-style="normal" style:text-underline-style="none" fo:font-weight="normal" style:text-blinking="false"/>
    </style:style>
    <style:style style:name="T9" style:family="text">
      <style:text-properties fo:font-variant="normal" fo:text-transform="none" style:text-line-through-style="none" fo:font-size="12pt" fo:font-style="normal" style:text-underline-style="none" fo:font-weight="normal" style:text-blinking="false" style:font-size-asian="12pt" style:font-size-complex="12pt"/>
    </style:style>
    <style:style style:name="T10" style:family="text">
      <style:text-properties fo:font-variant="normal" fo:text-transform="none" fo:color="#363842" style:font-name="arial" fo:font-size="7.94999980926514pt" fo:letter-spacing="normal" fo:font-style="normal" fo:font-weight="normal"/>
    </style:style>
    <style:style style:name="T11" style:family="text">
      <style:text-properties fo:font-variant="normal" fo:text-transform="none" fo:color="#363842" style:font-name="arial" fo:font-size="7.94999980926514pt" fo:letter-spacing="normal" fo:font-style="normal" fo:font-weight="normal" fo:background-color="#f5d3d2"/>
    </style:style>
    <style:style style:name="T12" style:family="text">
      <style:text-properties fo:font-variant="normal" fo:text-transform="none" fo:color="#363842" style:text-line-through-style="none" style:font-name="arial" fo:font-size="7.94999980926514pt" fo:letter-spacing="normal" fo:font-style="normal" style:text-underline-style="none" fo:font-weight="normal" style:text-blinking="false"/>
    </style:style>
    <style:style style:name="T13" style:family="text">
      <style:text-properties fo:font-variant="normal" fo:text-transform="none" fo:color="#363842" fo:font-size="12pt" fo:letter-spacing="normal" fo:font-style="normal" style:font-size-asian="12pt" style:font-size-complex="12pt"/>
    </style:style>
    <style:style style:name="T14" style:family="text">
      <style:text-properties style:text-line-through-style="none" style:text-underline-style="none" style:text-blinking="false"/>
    </style:style>
    <style:style style:name="T15" style:family="text">
      <style:text-properties style:text-line-through-style="none" fo:font-size="12pt" style:text-underline-style="none" style:text-blinking="false" style:font-size-asian="12pt" style:font-size-complex="12pt"/>
    </style:style>
    <style:style style:name="T16" style:family="text">
      <style:text-properties style:font-name="Arial" fo:font-weight="bold" style:font-weight-asian="bold" style:font-weight-complex="bold"/>
    </style:style>
    <style:style style:name="T17" style:family="text">
      <style:text-properties style:font-weight-asian="bold" style:font-weight-complex="bold"/>
    </style:style>
    <style:style style:name="fr1" style:family="graphic" style:parent-style-name="Graphics">
      <style:graphic-properties fo:margin-left="0cm" fo:margin-right="0cm" fo:margin-top="0cm" fo:margin-bottom="0cm" style:vertical-pos="middle" style:vertical-rel="line" fo:padding="0cm" fo:border="none"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2"><text:span text:style-name="T13">Sélection de Publications internationales [Hassen DOGHMEN]</text:span></text:h>
      <text:h text:style-name="P4" text:outline-level="2"><text:span text:style-name="T17">2009 <text:s/>- <text:s/>2011</text:span></text:h>
      <text:h text:style-name="P2" text:outline-level="2">Computational and Human Intelligence in Blind Go.</text:h>
      <text:p text:style-name="P11"><text:a xlink:type="simple" xlink:href="http://hal.inria.fr/index.php?action_todo=search&amp;submit=1&amp;s_type=advanced&amp;search_without_file=YES&amp;f_0=LASTNAME&amp;p_0=is_exactly&amp;f_1=FIRSTNAME&amp;p_1=is_exactly&amp;l_0=and&amp;halsid=e3vkfkr082h1bpeuh7u676ptu6&amp;v_0=Chou&amp;v_1=Ping-Chiang"><text:span text:style-name="T5">Ping-Chiang Chou</text:span></text:a><text:span text:style-name="T10"> </text:span><text:a xlink:type="simple" xlink:href="http://hal.inria.fr/index.php?halsid=e3vkfkr082h1bpeuh7u676ptu6&amp;view_this_doc=inria-00625849&amp;version=1#labo_id1"><text:span text:style-name="T5">1</text:span></text:a><text:span text:style-name="T12">, </text:span><text:a xlink:type="simple" xlink:href="http://hal.inria.fr/index.php?action_todo=search&amp;submit=1&amp;s_type=advanced&amp;search_without_file=YES&amp;f_0=LASTNAME&amp;p_0=is_exactly&amp;f_1=FIRSTNAME&amp;p_1=is_exactly&amp;l_0=and&amp;halsid=e3vkfkr082h1bpeuh7u676ptu6&amp;v_0=Doghmen&amp;v_1=Hassen"><text:span text:style-name="T6">Hassen Doghmen</text:span></text:a><text:span text:style-name="T10"> </text:span><text:a xlink:type="simple" xlink:href="http://hal.inria.fr/index.php?halsid=e3vkfkr082h1bpeuh7u676ptu6&amp;view_this_doc=inria-00625849&amp;version=1#labo_id2"><text:span text:style-name="T5">2</text:span></text:a><text:span text:style-name="T12">, </text:span><text:a xlink:type="simple" xlink:href="http://hal.inria.fr/index.php?action_todo=search&amp;submit=1&amp;s_type=advanced&amp;search_without_file=YES&amp;f_0=LASTNAME&amp;p_0=is_exactly&amp;f_1=FIRSTNAME&amp;p_1=is_exactly&amp;l_0=and&amp;halsid=e3vkfkr082h1bpeuh7u676ptu6&amp;v_0=Lee&amp;v_1=Chang-Shing"><text:span text:style-name="T5">Chang-Shing Lee</text:span></text:a><text:span text:style-name="T10"> </text:span><text:a xlink:type="simple" xlink:href="http://hal.inria.fr/index.php?halsid=e3vkfkr082h1bpeuh7u676ptu6&amp;view_this_doc=inria-00625849&amp;version=1#labo_id3"><text:span text:style-name="T5">3</text:span></text:a><text:span text:style-name="T12">, </text:span><text:a xlink:type="simple" xlink:href="http://hal.inria.fr/index.php?action_todo=search&amp;submit=1&amp;s_type=advanced&amp;search_without_file=YES&amp;f_0=LASTNAME&amp;p_0=is_exactly&amp;f_1=FIRSTNAME&amp;p_1=is_exactly&amp;l_0=and&amp;halsid=e3vkfkr082h1bpeuh7u676ptu6&amp;v_0=Teytaud&amp;v_1=Fabien"><text:span text:style-name="T5">Fabien Teytaud</text:span></text:a><text:span text:style-name="T12"> (</text:span><text:span text:style-name="T5"><draw:a xlink:type="simple" xlink:href="mailto:fabien.teytaud@lri.fr"><draw:frame draw:style-name="fr1" draw:name="images1" text:anchor-type="as-char" svg:width="0.443cm" svg:height="0.326cm" draw:z-index="0"><draw:image xlink:href="http://static.archives-ouvertes.fr/images/mail.gif" xlink:type="simple" xlink:show="embed" xlink:actuate="onLoad"/></draw:frame></draw:a></text:span><text:span text:style-name="T12">)</text:span><text:span text:style-name="T10"> </text:span><text:a xlink:type="simple" xlink:href="http://hal.inria.fr/index.php?halsid=e3vkfkr082h1bpeuh7u676ptu6&amp;view_this_doc=inria-00625849&amp;version=1#labo_id2"><text:span text:style-name="T5">2</text:span></text:a><text:span text:style-name="T10">, </text:span><text:a xlink:type="simple" xlink:href="http://hal.inria.fr/index.php?halsid=e3vkfkr082h1bpeuh7u676ptu6&amp;view_this_doc=inria-00625849&amp;version=1#labo_id4"><text:span text:style-name="T5">4</text:span></text:a><text:span text:style-name="T12">, </text:span><text:a xlink:type="simple" xlink:href="http://hal.inria.fr/index.php?action_todo=search&amp;submit=1&amp;s_type=advanced&amp;search_without_file=YES&amp;f_0=LASTNAME&amp;p_0=is_exactly&amp;f_1=FIRSTNAME&amp;p_1=is_exactly&amp;l_0=and&amp;halsid=e3vkfkr082h1bpeuh7u676ptu6&amp;v_0=Teytaud&amp;v_1=Olivier"><text:span text:style-name="T5">Olivier Teytaud</text:span></text:a><text:span text:style-name="T12"> (</text:span><text:span text:style-name="T5"><draw:a xlink:type="simple" xlink:href="mailto:olivier.teytaud@inria.fr"><draw:frame draw:style-name="fr1" draw:name="images2" text:anchor-type="as-char" svg:width="0.443cm" svg:height="0.326cm" draw:z-index="1"><draw:image xlink:href="http://static.archives-ouvertes.fr/images/mail.gif" xlink:type="simple" xlink:show="embed" xlink:actuate="onLoad"/></draw:frame></draw:a></text:span><text:span text:style-name="T12">)</text:span><text:span text:style-name="T10"> </text:span><text:a xlink:type="simple" xlink:href="http://hal.inria.fr/index.php?halsid=e3vkfkr082h1bpeuh7u676ptu6&amp;view_this_doc=inria-00625849&amp;version=1#labo_id2"><text:span text:style-name="T5">2</text:span></text:a><text:span text:style-name="T10">, </text:span><text:a xlink:type="simple" xlink:href="http://hal.inria.fr/index.php?halsid=e3vkfkr082h1bpeuh7u676ptu6&amp;view_this_doc=inria-00625849&amp;version=1#labo_id4"><text:span text:style-name="T5">4</text:span></text:a><text:span text:style-name="T12">, </text:span><text:a xlink:type="simple" xlink:href="http://hal.inria.fr/index.php?action_todo=search&amp;submit=1&amp;s_type=advanced&amp;search_without_file=YES&amp;f_0=LASTNAME&amp;p_0=is_exactly&amp;f_1=FIRSTNAME&amp;p_1=is_exactly&amp;l_0=and&amp;halsid=e3vkfkr082h1bpeuh7u676ptu6&amp;v_0=Wang&amp;v_1=Hui-Ching"><text:span text:style-name="T5">Hui-Ching Wang</text:span></text:a><text:span text:style-name="T10"> </text:span><text:a xlink:type="simple" xlink:href="http://hal.inria.fr/index.php?halsid=e3vkfkr082h1bpeuh7u676ptu6&amp;view_this_doc=inria-00625849&amp;version=1#labo_id5"><text:span text:style-name="T5">5</text:span></text:a><text:span text:style-name="T12">, </text:span><text:a xlink:type="simple" xlink:href="http://hal.inria.fr/index.php?action_todo=search&amp;submit=1&amp;s_type=advanced&amp;search_without_file=YES&amp;f_0=LASTNAME&amp;p_0=is_exactly&amp;f_1=FIRSTNAME&amp;p_1=is_exactly&amp;l_0=and&amp;halsid=e3vkfkr082h1bpeuh7u676ptu6&amp;v_0=Wang&amp;v_1=Mei-Hui"><text:span text:style-name="T5">Mei-Hui Wang</text:span></text:a><text:span text:style-name="T10"> </text:span><text:a xlink:type="simple" xlink:href="http://hal.inria.fr/index.php?halsid=e3vkfkr082h1bpeuh7u676ptu6&amp;view_this_doc=inria-00625849&amp;version=1#labo_orgaa"><text:span text:style-name="T5">a</text:span></text:a><text:span text:style-name="T10">, </text:span><text:a xlink:type="simple" xlink:href="http://hal.inria.fr/index.php?halsid=e3vkfkr082h1bpeuh7u676ptu6&amp;view_this_doc=inria-00625849&amp;version=1#labo_id6"><text:span text:style-name="T5">6</text:span></text:a><text:span text:style-name="T12">, </text:span><text:a xlink:type="simple" xlink:href="http://hal.inria.fr/index.php?action_todo=search&amp;submit=1&amp;s_type=advanced&amp;search_without_file=YES&amp;f_0=LASTNAME&amp;p_0=is_exactly&amp;f_1=FIRSTNAME&amp;p_1=is_exactly&amp;l_0=and&amp;halsid=e3vkfkr082h1bpeuh7u676ptu6&amp;v_0=Yen&amp;v_1=Shi-Jim"><text:span text:style-name="T5">Shi-Jim Yen</text:span></text:a><text:span text:style-name="T10"> </text:span><text:a xlink:type="simple" xlink:href="http://hal.inria.fr/index.php?halsid=e3vkfkr082h1bpeuh7u676ptu6&amp;view_this_doc=inria-00625849&amp;version=1#labo_id7"><text:span text:style-name="T5">7</text:span></text:a><text:span text:style-name="T12">, </text:span><text:a xlink:type="simple" xlink:href="http://hal.inria.fr/index.php?action_todo=search&amp;submit=1&amp;s_type=advanced&amp;search_without_file=YES&amp;f_0=LASTNAME&amp;p_0=is_exactly&amp;f_1=FIRSTNAME&amp;p_1=is_exactly&amp;l_0=and&amp;halsid=e3vkfkr082h1bpeuh7u676ptu6&amp;v_0=Wu&amp;v_1=Wen-Li"><text:span text:style-name="T5">Wen-Li Wu</text:span></text:a><text:span text:style-name="T10"> </text:span><text:a xlink:type="simple" xlink:href="http://hal.inria.fr/index.php?halsid=e3vkfkr082h1bpeuh7u676ptu6&amp;view_this_doc=inria-00625849&amp;version=1#labo_id6"><text:span text:style-name="T5">6</text:span></text:a></text:p>
      <text:p text:style-name="P11"><text:span text:style-name="Emphasis"><text:span text:style-name="T10">Computational Intelligence and Games (2011)</text:span></text:span></text:p>
      <text:p text:style-name="P11"><text:span text:style-name="Strong_20_Emphasis"><text:span text:style-name="T11">Résumé</text:span></text:span><text:span text:style-name="T11"> : In this paper, we will consider questions related to blindfolded play: (i) the impact (in various conditions) of playing blindfolded in the level of Go players in 9x9 Go (ii) the influence of a visual support (the visual support is a board with no stone) (iii) which modifications are required for making a program strong in the blind variant of the game (and, somehow surprisingly, implementing a program for playing blind go is not equivalent to implementing a program for playing go) (iv) some conclusions on the rules of blind Go for making it interesting and pedagogically efficient.</text:span></text:p>
      <text:p text:style-name="Standard"/>
      <text:p text:style-name="Standard"/>
      <text:h text:style-name="P3" text:outline-level="2">Continuous Rapid Action Value Estimates</text:h>
      <text:p text:style-name="P11"><text:a xlink:type="simple" xlink:href="http://hal.inria.fr/index.php?action_todo=search&amp;submit=1&amp;s_type=advanced&amp;search_without_file=YES&amp;f_0=LASTNAME&amp;p_0=is_exactly&amp;f_1=FIRSTNAME&amp;p_1=is_exactly&amp;l_0=and&amp;halsid=e3vkfkr082h1bpeuh7u676ptu6&amp;v_0=Couetoux&amp;v_1=Adrien"><text:span text:style-name="T5">Adrien Couetoux</text:span></text:a><text:span text:style-name="T12"> (</text:span><text:span text:style-name="T5"><draw:a xlink:type="simple" xlink:href="mailto:adrien.couetoux@gmail.com"><draw:frame draw:style-name="fr1" draw:name="images3" text:anchor-type="as-char" svg:width="0.443cm" svg:height="0.326cm" draw:z-index="2"><draw:image xlink:href="http://static.archives-ouvertes.fr/images/mail.gif" xlink:type="simple" xlink:show="embed" xlink:actuate="onLoad"/></draw:frame></draw:a></text:span><text:span text:style-name="T12">)</text:span><text:span text:style-name="T10"> </text:span><text:a xlink:type="simple" xlink:href="http://hal.inria.fr/index.php?halsid=e3vkfkr082h1bpeuh7u676ptu6&amp;view_this_doc=hal-00642459&amp;version=1#labo_id1"><text:span text:style-name="T5">1</text:span></text:a><text:span text:style-name="T12">, </text:span><text:a xlink:type="simple" xlink:href="http://hal.inria.fr/index.php?action_todo=search&amp;submit=1&amp;s_type=advanced&amp;search_without_file=YES&amp;f_0=LASTNAME&amp;p_0=is_exactly&amp;f_1=FIRSTNAME&amp;p_1=is_exactly&amp;l_0=and&amp;halsid=e3vkfkr082h1bpeuh7u676ptu6&amp;v_0=Milone&amp;v_1=Mario"><text:span text:style-name="T5">Mario Milone</text:span></text:a><text:span text:style-name="T10"> </text:span><text:a xlink:type="simple" xlink:href="http://hal.inria.fr/index.php?halsid=e3vkfkr082h1bpeuh7u676ptu6&amp;view_this_doc=hal-00642459&amp;version=1#labo_orgaa"><text:span text:style-name="T5">a</text:span></text:a><text:span text:style-name="T10">, </text:span><text:a xlink:type="simple" xlink:href="http://hal.inria.fr/index.php?halsid=e3vkfkr082h1bpeuh7u676ptu6&amp;view_this_doc=hal-00642459&amp;version=1#labo_id1"><text:span text:style-name="T5">1</text:span></text:a><text:span text:style-name="T12">, </text:span><text:a xlink:type="simple" xlink:href="http://hal.inria.fr/index.php?action_todo=search&amp;submit=1&amp;s_type=advanced&amp;search_without_file=YES&amp;f_0=LASTNAME&amp;p_0=is_exactly&amp;f_1=FIRSTNAME&amp;p_1=is_exactly&amp;l_0=and&amp;halsid=e3vkfkr082h1bpeuh7u676ptu6&amp;v_0=Brendel&amp;v_1=Matyas"><text:span text:style-name="T5">Matyas Brendel</text:span></text:a><text:span text:style-name="T10"> </text:span><text:a xlink:type="simple" xlink:href="http://hal.inria.fr/index.php?halsid=e3vkfkr082h1bpeuh7u676ptu6&amp;view_this_doc=hal-00642459&amp;version=1#labo_orgab"><text:span text:style-name="T5">b</text:span></text:a><text:span text:style-name="T10">, </text:span><text:a xlink:type="simple" xlink:href="http://hal.inria.fr/index.php?halsid=e3vkfkr082h1bpeuh7u676ptu6&amp;view_this_doc=hal-00642459&amp;version=1#labo_id2"><text:span text:style-name="T5">2</text:span></text:a><text:span text:style-name="T12">, </text:span><text:a xlink:type="simple" xlink:href="http://hal.inria.fr/index.php?action_todo=search&amp;submit=1&amp;s_type=advanced&amp;search_without_file=YES&amp;f_0=LASTNAME&amp;p_0=is_exactly&amp;f_1=FIRSTNAME&amp;p_1=is_exactly&amp;l_0=and&amp;halsid=e3vkfkr082h1bpeuh7u676ptu6&amp;v_0=Doghmen&amp;v_1=Hassen"><text:span text:style-name="T6">Hassen Doghmen</text:span></text:a><text:span text:style-name="T10"> </text:span><text:a xlink:type="simple" xlink:href="http://hal.inria.fr/index.php?halsid=e3vkfkr082h1bpeuh7u676ptu6&amp;view_this_doc=hal-00642459&amp;version=1#labo_id2"><text:span text:style-name="T5">2</text:span></text:a><text:span text:style-name="T12">, </text:span><text:a xlink:type="simple" xlink:href="http://hal.inria.fr/index.php?action_todo=search&amp;submit=1&amp;s_type=advanced&amp;search_without_file=YES&amp;f_0=LASTNAME&amp;p_0=is_exactly&amp;f_1=FIRSTNAME&amp;p_1=is_exactly&amp;l_0=and&amp;halsid=e3vkfkr082h1bpeuh7u676ptu6&amp;v_0=Sebag&amp;v_1=Michèle"><text:span text:style-name="T5">Michèle Sebag</text:span></text:a><text:span text:style-name="T12"> (</text:span><text:span text:style-name="T5"><draw:a xlink:type="simple" xlink:href="mailto:sebag@lri.fr"><draw:frame draw:style-name="fr1" draw:name="images4" text:anchor-type="as-char" svg:width="0.443cm" svg:height="0.326cm" draw:z-index="3"><draw:image xlink:href="http://static.archives-ouvertes.fr/images/mail.gif" xlink:type="simple" xlink:show="embed" xlink:actuate="onLoad"/></draw:frame></draw:a></text:span><text:span text:style-name="T12">)</text:span><text:span text:style-name="T10"> </text:span><text:a xlink:type="simple" xlink:href="http://hal.inria.fr/index.php?halsid=e3vkfkr082h1bpeuh7u676ptu6&amp;view_this_doc=hal-00642459&amp;version=1#labo_id1"><text:span text:style-name="T5">1</text:span></text:a><text:span text:style-name="T10">, </text:span><text:a xlink:type="simple" xlink:href="http://hal.inria.fr/index.php?halsid=e3vkfkr082h1bpeuh7u676ptu6&amp;view_this_doc=hal-00642459&amp;version=1#labo_id2"><text:span text:style-name="T5">2</text:span></text:a><text:span text:style-name="T12">,</text:span><text:a xlink:type="simple" xlink:href="http://hal.inria.fr/index.php?action_todo=search&amp;submit=1&amp;s_type=advanced&amp;search_without_file=YES&amp;f_0=LASTNAME&amp;p_0=is_exactly&amp;f_1=FIRSTNAME&amp;p_1=is_exactly&amp;l_0=and&amp;halsid=e3vkfkr082h1bpeuh7u676ptu6&amp;v_0=Teytaud&amp;v_1=Olivier"><text:span text:style-name="T5">Olivier Teytaud</text:span></text:a><text:span text:style-name="T12"> (</text:span><text:span text:style-name="T5"><draw:a xlink:type="simple" xlink:href="mailto:olivier.teytaud@inria.fr"><draw:frame draw:style-name="fr1" draw:name="images5" text:anchor-type="as-char" svg:width="0.443cm" svg:height="0.326cm" draw:z-index="4"><draw:image xlink:href="http://static.archives-ouvertes.fr/images/mail.gif" xlink:type="simple" xlink:show="embed" xlink:actuate="onLoad"/></draw:frame></draw:a></text:span><text:span text:style-name="T12">, </text:span><text:span text:style-name="T5"><draw:a xlink:type="simple" xlink:href="http://www.lri.fr/~teytaud" office:target-frame-name="_blank" xlink:show="new"><draw:frame draw:style-name="fr1" draw:name="images6" text:anchor-type="as-char" svg:width="0.372cm" svg:height="0.372cm" draw:z-index="5"><draw:image xlink:href="http://static.archives-ouvertes.fr/images/url.png" xlink:type="simple" xlink:show="embed" xlink:actuate="onLoad"/><svg:title>http://www.lri.fr/~teytaud</svg:title></draw:frame></draw:a></text:span><text:span text:style-name="T12">)</text:span><text:span text:style-name="T10"> </text:span><text:a xlink:type="simple" xlink:href="http://hal.inria.fr/index.php?halsid=e3vkfkr082h1bpeuh7u676ptu6&amp;view_this_doc=hal-00642459&amp;version=1#labo_id1"><text:span text:style-name="T5">1</text:span></text:a><text:span text:style-name="T10">, </text:span><text:a xlink:type="simple" xlink:href="http://hal.inria.fr/index.php?halsid=e3vkfkr082h1bpeuh7u676ptu6&amp;view_this_doc=hal-00642459&amp;version=1#labo_id2"><text:span text:style-name="T5">2</text:span></text:a></text:p>
      <text:p text:style-name="P11"><text:span text:style-name="Emphasis"><text:span text:style-name="T10">The 3rd Asian Conference on Machine Learning (ACML2011) 20 (2011) 19-31</text:span></text:span></text:p>
      <text:p text:style-name="P11"><text:span text:style-name="Strong_20_Emphasis"><text:span text:style-name="T11">Résumé</text:span></text:span><text:span text:style-name="T11"> : In the last decade, Monte-Carlo Tree Search (MCTS) has revolutionized the domain of large-scale Markov Decision Process problems. MCTS most often uses the Upper Conﬁdence Tree algorithm to handle the exploration versus exploitation trade-off, while a few heuristics are used to guide the exploration in large search spaces. Among these heuristics is Rapid Action Value Estimate (RAVE). This paper is concerned with extending the RAVE heuristics to continuous action and state spaces. The approach is experimentally validated on two artiﬁcial benchmark problems: the treasure hunt game, and a real-world energy management problem.</text:span></text:p>
      <text:p text:style-name="Standard"><text:a xlink:type="simple" xlink:href="http://hal.inria.fr/index.php?halsid=e3vkfkr082h1bpeuh7u676ptu6&amp;view_this_doc=hal-00642459&amp;version=1" office:target-frame-name="_self" xlink:show="replace"><text:span text:style-name="T9"/></text:a></text:p>
      <text:h text:style-name="P1" text:outline-level="2"><text:span text:style-name="T15">Scalability and Parallelization of Monte-Carlo Tree Search</text:span></text:h>
      <text:p text:style-name="P11"><text:a xlink:type="simple" xlink:href="http://hal.inria.fr/index.php?action_todo=search&amp;submit=1&amp;s_type=advanced&amp;search_without_file=YES&amp;f_0=LASTNAME&amp;p_0=is_exactly&amp;f_1=FIRSTNAME&amp;p_1=is_exactly&amp;l_0=and&amp;halsid=e3vkfkr082h1bpeuh7u676ptu6&amp;v_0=Bourki&amp;v_1=Amine"><text:span text:style-name="T5">Amine Bourki</text:span></text:a><text:span text:style-name="T10"> </text:span><text:a xlink:type="simple" xlink:href="http://hal.inria.fr/index.php?halsid=e3vkfkr082h1bpeuh7u676ptu6&amp;view_this_doc=inria-00512854&amp;version=1#labo_id1"><text:span text:style-name="T5">1</text:span></text:a><text:span text:style-name="T12">, </text:span><text:a xlink:type="simple" xlink:href="http://hal.inria.fr/index.php?action_todo=search&amp;submit=1&amp;s_type=advanced&amp;search_without_file=YES&amp;f_0=LASTNAME&amp;p_0=is_exactly&amp;f_1=FIRSTNAME&amp;p_1=is_exactly&amp;l_0=and&amp;halsid=e3vkfkr082h1bpeuh7u676ptu6&amp;v_0=Chaslot&amp;v_1=Guillaume"><text:span text:style-name="T5">Guillaume Chaslot</text:span></text:a><text:span text:style-name="T10"> </text:span><text:a xlink:type="simple" xlink:href="http://hal.inria.fr/index.php?halsid=e3vkfkr082h1bpeuh7u676ptu6&amp;view_this_doc=inria-00512854&amp;version=1#labo_orgaa"><text:span text:style-name="T5">a</text:span></text:a><text:span text:style-name="T10">, </text:span><text:a xlink:type="simple" xlink:href="http://hal.inria.fr/index.php?halsid=e3vkfkr082h1bpeuh7u676ptu6&amp;view_this_doc=inria-00512854&amp;version=1#labo_id2"><text:span text:style-name="T5">2</text:span></text:a><text:span text:style-name="T12">, </text:span><text:a xlink:type="simple" xlink:href="http://hal.inria.fr/index.php?action_todo=search&amp;submit=1&amp;s_type=advanced&amp;search_without_file=YES&amp;f_0=LASTNAME&amp;p_0=is_exactly&amp;f_1=FIRSTNAME&amp;p_1=is_exactly&amp;l_0=and&amp;halsid=e3vkfkr082h1bpeuh7u676ptu6&amp;v_0=Coulm&amp;v_1=Matthieu"><text:span text:style-name="T5">Matthieu Coulm</text:span></text:a><text:span text:style-name="T10"> </text:span><text:a xlink:type="simple" xlink:href="http://hal.inria.fr/index.php?halsid=e3vkfkr082h1bpeuh7u676ptu6&amp;view_this_doc=inria-00512854&amp;version=1#labo_id1"><text:span text:style-name="T5">1</text:span></text:a><text:span text:style-name="T12">, </text:span><text:a xlink:type="simple" xlink:href="http://hal.inria.fr/index.php?action_todo=search&amp;submit=1&amp;s_type=advanced&amp;search_without_file=YES&amp;f_0=LASTNAME&amp;p_0=is_exactly&amp;f_1=FIRSTNAME&amp;p_1=is_exactly&amp;l_0=and&amp;halsid=e3vkfkr082h1bpeuh7u676ptu6&amp;v_0=Danjean&amp;v_1=Vincent"><text:span text:style-name="T5">Vincent Danjean</text:span></text:a><text:span text:style-name="T10"> </text:span><text:a xlink:type="simple" xlink:href="http://hal.inria.fr/index.php?halsid=e3vkfkr082h1bpeuh7u676ptu6&amp;view_this_doc=inria-00512854&amp;version=1#labo_orgab"><text:span text:style-name="T5">b</text:span></text:a><text:span text:style-name="T10">, </text:span><text:a xlink:type="simple" xlink:href="http://hal.inria.fr/index.php?halsid=e3vkfkr082h1bpeuh7u676ptu6&amp;view_this_doc=inria-00512854&amp;version=1#labo_id3"><text:span text:style-name="T5">3</text:span></text:a><text:span text:style-name="T12">, </text:span><text:a xlink:type="simple" xlink:href="http://hal.inria.fr/index.php?action_todo=search&amp;submit=1&amp;s_type=advanced&amp;search_without_file=YES&amp;f_0=LASTNAME&amp;p_0=is_exactly&amp;f_1=FIRSTNAME&amp;p_1=is_exactly&amp;l_0=and&amp;halsid=e3vkfkr082h1bpeuh7u676ptu6&amp;v_0=Doghmen&amp;v_1=Hassen"><text:span text:style-name="T6">Hassen Doghmen</text:span></text:a><text:span text:style-name="T10"> </text:span><text:a xlink:type="simple" xlink:href="http://hal.inria.fr/index.php?halsid=e3vkfkr082h1bpeuh7u676ptu6&amp;view_this_doc=inria-00512854&amp;version=1#labo_id4"><text:span text:style-name="T5">4</text:span></text:a><text:span text:style-name="T12">,</text:span><text:a xlink:type="simple" xlink:href="http://hal.inria.fr/index.php?action_todo=search&amp;submit=1&amp;s_type=advanced&amp;search_without_file=YES&amp;f_0=LASTNAME&amp;p_0=is_exactly&amp;f_1=FIRSTNAME&amp;p_1=is_exactly&amp;l_0=and&amp;halsid=e3vkfkr082h1bpeuh7u676ptu6&amp;v_0=Hérault&amp;v_1=Thomas"><text:span text:style-name="T5">Thomas Hérault</text:span></text:a><text:span text:style-name="T12"> (</text:span><text:span text:style-name="T5"><draw:a xlink:type="simple" xlink:href="mailto:herault@lri.fr"><draw:frame draw:style-name="fr1" draw:name="images7" text:anchor-type="as-char" svg:width="0.443cm" svg:height="0.326cm" draw:z-index="6"><draw:image xlink:href="http://static.archives-ouvertes.fr/images/mail.gif" xlink:type="simple" xlink:show="embed" xlink:actuate="onLoad"/></draw:frame></draw:a></text:span><text:span text:style-name="T12">)</text:span><text:span text:style-name="T10"> </text:span><text:a xlink:type="simple" xlink:href="http://hal.inria.fr/index.php?halsid=e3vkfkr082h1bpeuh7u676ptu6&amp;view_this_doc=inria-00512854&amp;version=1#labo_id5"><text:span text:style-name="T5">5</text:span></text:a><text:span text:style-name="T12">, </text:span><text:a xlink:type="simple" xlink:href="http://hal.inria.fr/index.php?action_todo=search&amp;submit=1&amp;s_type=advanced&amp;search_without_file=YES&amp;f_0=LASTNAME&amp;p_0=is_exactly&amp;f_1=FIRSTNAME&amp;p_1=is_exactly&amp;l_0=and&amp;halsid=e3vkfkr082h1bpeuh7u676ptu6&amp;v_0=Hoock&amp;v_1=Jean-Baptiste"><text:span text:style-name="T5">Jean-Baptiste Hoock</text:span></text:a><text:span text:style-name="T12"> (</text:span><text:span text:style-name="T5"><draw:a xlink:type="simple" xlink:href="mailto:hoock@lri.fr"><draw:frame draw:style-name="fr1" draw:name="images8" text:anchor-type="as-char" svg:width="0.443cm" svg:height="0.326cm" draw:z-index="7"><draw:image xlink:href="http://static.archives-ouvertes.fr/images/mail.gif" xlink:type="simple" xlink:show="embed" xlink:actuate="onLoad"/></draw:frame></draw:a></text:span><text:span text:style-name="T12">)</text:span><text:span text:style-name="T10"> </text:span><text:a xlink:type="simple" xlink:href="http://hal.inria.fr/index.php?halsid=e3vkfkr082h1bpeuh7u676ptu6&amp;view_this_doc=inria-00512854&amp;version=1#labo_id4"><text:span text:style-name="T5">4</text:span></text:a><text:span text:style-name="T10">, </text:span><text:a xlink:type="simple" xlink:href="http://hal.inria.fr/index.php?halsid=e3vkfkr082h1bpeuh7u676ptu6&amp;view_this_doc=inria-00512854&amp;version=1#labo_id6"><text:span text:style-name="T5">6</text:span></text:a><text:span text:style-name="T12">, </text:span><text:a xlink:type="simple" xlink:href="http://hal.inria.fr/index.php?action_todo=search&amp;submit=1&amp;s_type=advanced&amp;search_without_file=YES&amp;f_0=LASTNAME&amp;p_0=is_exactly&amp;f_1=FIRSTNAME&amp;p_1=is_exactly&amp;l_0=and&amp;halsid=e3vkfkr082h1bpeuh7u676ptu6&amp;v_0=Rimmel&amp;v_1=Arpad"><text:span text:style-name="T5">Arpad Rimmel</text:span></text:a><text:span text:style-name="T10"> </text:span><text:a xlink:type="simple" xlink:href="http://hal.inria.fr/index.php?halsid=e3vkfkr082h1bpeuh7u676ptu6&amp;view_this_doc=inria-00512854&amp;version=1#labo_id7"><text:span text:style-name="T5">7</text:span></text:a><text:span text:style-name="T12">, </text:span><text:a xlink:type="simple" xlink:href="http://hal.inria.fr/index.php?action_todo=search&amp;submit=1&amp;s_type=advanced&amp;search_without_file=YES&amp;f_0=LASTNAME&amp;p_0=is_exactly&amp;f_1=FIRSTNAME&amp;p_1=is_exactly&amp;l_0=and&amp;halsid=e3vkfkr082h1bpeuh7u676ptu6&amp;v_0=Teytaud&amp;v_1=Fabien"><text:span text:style-name="T5">Fabien Teytaud</text:span></text:a><text:span text:style-name="T12"> (</text:span><text:span text:style-name="T5"><draw:a xlink:type="simple" xlink:href="mailto:fabien.teytaud@lri.fr"><draw:frame draw:style-name="fr1" draw:name="images9" text:anchor-type="as-char" svg:width="0.443cm" svg:height="0.326cm" draw:z-index="8"><draw:image xlink:href="http://static.archives-ouvertes.fr/images/mail.gif" xlink:type="simple" xlink:show="embed" xlink:actuate="onLoad"/></draw:frame></draw:a></text:span><text:span text:style-name="T12">)</text:span><text:span text:style-name="T10"> </text:span><text:a xlink:type="simple" xlink:href="http://hal.inria.fr/index.php?halsid=e3vkfkr082h1bpeuh7u676ptu6&amp;view_this_doc=inria-00512854&amp;version=1#labo_id4"><text:span text:style-name="T5">4</text:span></text:a><text:span text:style-name="T10">, </text:span><text:a xlink:type="simple" xlink:href="http://hal.inria.fr/index.php?halsid=e3vkfkr082h1bpeuh7u676ptu6&amp;view_this_doc=inria-00512854&amp;version=1#labo_id6"><text:span text:style-name="T5">6</text:span></text:a><text:span text:style-name="T12">, </text:span><text:a xlink:type="simple" xlink:href="http://hal.inria.fr/index.php?action_todo=search&amp;submit=1&amp;s_type=advanced&amp;search_without_file=YES&amp;f_0=LASTNAME&amp;p_0=is_exactly&amp;f_1=FIRSTNAME&amp;p_1=is_exactly&amp;l_0=and&amp;halsid=e3vkfkr082h1bpeuh7u676ptu6&amp;v_0=Teytaud&amp;v_1=Olivier"><text:span text:style-name="T5">Olivier Teytaud</text:span></text:a><text:span text:style-name="T12">(</text:span><text:span text:style-name="T5"><draw:a xlink:type="simple" xlink:href="mailto:olivier.teytaud@inria.fr"><draw:frame draw:style-name="fr1" draw:name="images10" text:anchor-type="as-char" svg:width="0.443cm" svg:height="0.326cm" draw:z-index="9"><draw:image xlink:href="http://static.archives-ouvertes.fr/images/mail.gif" xlink:type="simple" xlink:show="embed" xlink:actuate="onLoad"/></draw:frame></draw:a></text:span><text:span text:style-name="T12">)</text:span><text:span text:style-name="T10"> </text:span><text:a xlink:type="simple" xlink:href="http://hal.inria.fr/index.php?halsid=e3vkfkr082h1bpeuh7u676ptu6&amp;view_this_doc=inria-00512854&amp;version=1#labo_id4"><text:span text:style-name="T5">4</text:span></text:a><text:span text:style-name="T10">, </text:span><text:a xlink:type="simple" xlink:href="http://hal.inria.fr/index.php?halsid=e3vkfkr082h1bpeuh7u676ptu6&amp;view_this_doc=inria-00512854&amp;version=1#labo_id6"><text:span text:style-name="T5">6</text:span></text:a><text:span text:style-name="T12">, </text:span><text:a xlink:type="simple" xlink:href="http://hal.inria.fr/index.php?action_todo=search&amp;submit=1&amp;s_type=advanced&amp;search_without_file=YES&amp;f_0=LASTNAME&amp;p_0=is_exactly&amp;f_1=FIRSTNAME&amp;p_1=is_exactly&amp;l_0=and&amp;halsid=e3vkfkr082h1bpeuh7u676ptu6&amp;v_0=Vayssière&amp;v_1=Paul"><text:span text:style-name="T5">Paul Vayssière</text:span></text:a><text:span text:style-name="T10"> </text:span><text:a xlink:type="simple" xlink:href="http://hal.inria.fr/index.php?halsid=e3vkfkr082h1bpeuh7u676ptu6&amp;view_this_doc=inria-00512854&amp;version=1#labo_id1"><text:span text:style-name="T5">1</text:span></text:a><text:span text:style-name="T12">, </text:span><text:a xlink:type="simple" xlink:href="http://hal.inria.fr/index.php?action_todo=search&amp;submit=1&amp;s_type=advanced&amp;search_without_file=YES&amp;f_0=LASTNAME&amp;p_0=is_exactly&amp;f_1=FIRSTNAME&amp;p_1=is_exactly&amp;l_0=and&amp;halsid=e3vkfkr082h1bpeuh7u676ptu6&amp;v_0=Yu&amp;v_1=Ziqin"><text:span text:style-name="T5">Ziqin Yu</text:span></text:a><text:span text:style-name="T10"> </text:span><text:a xlink:type="simple" xlink:href="http://hal.inria.fr/index.php?halsid=e3vkfkr082h1bpeuh7u676ptu6&amp;view_this_doc=inria-00512854&amp;version=1#labo_id4"><text:span text:style-name="T5">4</text:span></text:a></text:p>
      <text:p text:style-name="P11"><text:span text:style-name="Emphasis"><text:span text:style-name="T10">The International Conference on Computers and Games 2010 (2010)</text:span></text:span></text:p>
      <text:p text:style-name="P11"><text:span text:style-name="Strong_20_Emphasis"><text:span text:style-name="T11">Résumé</text:span></text:span><text:span text:style-name="T11"> : Monte-Carlo Tree Search is now a well established algorithm, in games and beyond. We analyze its scalability, and in particular its limitations, and the implications in terms of parallelization, in particular for our program MoGo but also for our Havannah program Shakti. In particular, we get a good efficiency for the parallel versions, both for multicore machines and for message-passing machines, but in spite of promising results in self-play there are situations for which increasing the time per move does not solve anything, and therefore parallelization is not the solution either. Nonetheless, for problems on which the Monte-Carlo part is less biased than in Go, parallelization should be very efficient even without shared memory.</text:span></text:p>
      <text:p text:style-name="Standard"><text:span text:style-name="T9"/></text:p>
      <text:p text:style-name="P8"><text:span text:style-name="T9"/></text:p>
      <text:h text:style-name="P3" text:outline-level="2"><text:span text:style-name="T14">Consistency Modiﬁcations for Automatically Tuned Monte-Carlo Tree Search</text:span></text:h>
      <text:p text:style-name="P11"><text:a xlink:type="simple" xlink:href="http://hal.inria.fr/index.php?action_todo=search&amp;submit=1&amp;s_type=advanced&amp;search_without_file=YES&amp;f_0=LASTNAME&amp;p_0=is_exactly&amp;f_1=FIRSTNAME&amp;p_1=is_exactly&amp;l_0=and&amp;halsid=e3vkfkr082h1bpeuh7u676ptu6&amp;v_0=Berthier&amp;v_1=Vincent"><text:span text:style-name="T5">Vincent Berthier</text:span></text:a><text:span text:style-name="T10"> </text:span><text:a xlink:type="simple" xlink:href="http://hal.inria.fr/index.php?halsid=e3vkfkr082h1bpeuh7u676ptu6&amp;view_this_doc=inria-00437146&amp;version=1#labo_id1"><text:span text:style-name="T5">1</text:span></text:a><text:span text:style-name="T12">, </text:span><text:a xlink:type="simple" xlink:href="http://hal.inria.fr/index.php?action_todo=search&amp;submit=1&amp;s_type=advanced&amp;search_without_file=YES&amp;f_0=LASTNAME&amp;p_0=is_exactly&amp;f_1=FIRSTNAME&amp;p_1=is_exactly&amp;l_0=and&amp;halsid=e3vkfkr082h1bpeuh7u676ptu6&amp;v_0=Doghmen&amp;v_1=Hassen"><text:span text:style-name="T6">Hassen Doghmen</text:span></text:a><text:span text:style-name="T10"> </text:span><text:a xlink:type="simple" xlink:href="http://hal.inria.fr/index.php?halsid=e3vkfkr082h1bpeuh7u676ptu6&amp;view_this_doc=inria-00437146&amp;version=1#labo_id2"><text:span text:style-name="T5">2</text:span></text:a><text:span text:style-name="T12">, </text:span><text:a xlink:type="simple" xlink:href="http://hal.inria.fr/index.php?action_todo=search&amp;submit=1&amp;s_type=advanced&amp;search_without_file=YES&amp;f_0=LASTNAME&amp;p_0=is_exactly&amp;f_1=FIRSTNAME&amp;p_1=is_exactly&amp;l_0=and&amp;halsid=e3vkfkr082h1bpeuh7u676ptu6&amp;v_0=Teytaud&amp;v_1=Olivier"><text:span text:style-name="T5">Olivier Teytaud</text:span></text:a><text:span text:style-name="T12"> (</text:span><text:span text:style-name="T5"><draw:a xlink:type="simple" xlink:href="mailto:olivier.teytaud@inria.fr"><draw:frame draw:style-name="fr1" draw:name="images11" text:anchor-type="as-char" svg:width="0.443cm" svg:height="0.326cm" draw:z-index="10"><draw:image xlink:href="http://static.archives-ouvertes.fr/images/mail.gif" xlink:type="simple" xlink:show="embed" xlink:actuate="onLoad"/></draw:frame></draw:a></text:span><text:span text:style-name="T12">)</text:span><text:span text:style-name="T10"> </text:span><text:a xlink:type="simple" xlink:href="http://hal.inria.fr/index.php?halsid=e3vkfkr082h1bpeuh7u676ptu6&amp;view_this_doc=inria-00437146&amp;version=1#labo_id1"><text:span text:style-name="T5">1</text:span></text:a><text:span text:style-name="T10">, </text:span><text:a xlink:type="simple" xlink:href="http://hal.inria.fr/index.php?halsid=e3vkfkr082h1bpeuh7u676ptu6&amp;view_this_doc=inria-00437146&amp;version=1#labo_id2"><text:span text:style-name="T5">2</text:span></text:a></text:p>
      <text:p text:style-name="P11"><text:span text:style-name="Emphasis"><text:span text:style-name="T10">Lion4 (2010) 14 p.</text:span></text:span></text:p>
      <text:p text:style-name="P11"><text:span text:style-name="Strong_20_Emphasis"><text:span text:style-name="T11">Résumé</text:span></text:span><text:span text:style-name="T11"> : Monte-Carlo Tree Search algorithms (MCTS [4, 6]), includ- ing upper conﬁdence trees (UCT [9]), are known for their impressive ability in high dimensional control problems. Whilst the main testbed is the game of Go, there are increasingly many applications [13, 12, 7]; these algorithms are now widely accepted as strong candidates for high- dimensional control applications. Unfortunately, it is known that for op- timal performance on a given problem, MCTS requires some tuning; this tuning is often handcrafted or automated, with in some cases a loss of consistency, i.e. a bad behavior asymptotically in the computational power. This highly undesirable property led to a stupid behavior of our main MCTS program MoGo in a real-world situation described in sec- tion 3. This is a big trouble for our several works on automatic parameter tuning [3] and the genetic programming of new features in MoGo. We will see in this paper: – A theoretical analysis of MCTS consistency; – Detailed examples of consistent and inconsistent known algorithms; – How to modify a MCTS implementation in order to ensure con- sistency, independently of the modiﬁcations to the “scoring” mod- ule (the module which is automatically tuned and genetically pro- grammed in MoGo); – As a by product of this work, we'll see the interesting property that some heavily tuned MCTS implementations are better than UCT in the sense that they do not visit the complete tree (whereas UCT asymptotically does), whilst preserving the consistency at least if “consistency” modiﬁcations above have been mad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verdana, sans-serif"/>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 Unicode MS" style:font-size-asian="18pt" style:font-weight-asian="bold" style:font-name-complex="Arial Unicode MS"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Hassen Doghmen</meta:initial-creator>
    <meta:creation-date>2011-12-19T17:09:25</meta:creation-date>
    <meta:printed-by>Hassen Doghmen</meta:printed-by>
    <meta:print-date>2011-12-19T17:40:59</meta:print-date>
    <meta:document-statistic meta:table-count="0" meta:image-count="11" meta:object-count="0" meta:page-count="1" meta:paragraph-count="18" meta:word-count="751" meta:character-count="4658"/>
    <dc:date>2011-12-19T17:46:02</dc:date>
    <dc:creator>Hassen Doghmen</dc:creator>
    <meta:editing-duration>PT6M14S</meta:editing-duration>
    <meta:editing-cycles>1</meta:editing-cycles>
    <meta:generator>OpenOffice.org/3.3$Unix OpenOffice.org_project/330m20$Build-9567</meta:generator>
  </office:meta>
</office:document-meta>
</file>